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standard">
      <style:graphic-properties svg:stroke-color="#000000" draw:fill-color="#8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127cm" svg:y1="0.127cm" svg:x2="0.127cm" svg:y2="2.54cm">
          <text:p/>
        </draw:line>
        <draw:circle draw:style-name="gr2" draw:text-style-name="P1" draw:layer="layout" svg:width="1.016cm" svg:height="1.016cm" draw:transform="rotate (-3.14159265358979) translate (1.143cm 1.143cm)" draw:kind="arc" draw:start-angle="180" draw:end-angle="270">
          <text:p/>
        </draw:circle>
        <draw:line draw:style-name="gr1" draw:text-style-name="P1" draw:layer="layout" svg:x1="0.127cm" svg:y1="0.127cm" svg:x2="0.635cm" svg:y2="0.127cm">
          <text:p/>
        </draw:line>
        <draw:line draw:style-name="gr1" draw:text-style-name="P1" draw:layer="layout" svg:x1="0.127cm" svg:y1="2.54cm" svg:x2="0.635cm" svg:y2="2.54cm">
          <text:p/>
        </draw:line>
        <draw:circle draw:style-name="gr2" draw:text-style-name="P1" draw:layer="layout" svg:width="1.016cm" svg:height="1.016cm" svg:x="0.127cm" svg:y="1.524cm" draw:kind="arc" draw:start-angle="270" draw:end-angle="0">
          <text:p/>
        </draw:circle>
        <draw:line draw:style-name="gr1" draw:text-style-name="P1" draw:layer="layout" svg:x1="1.143cm" svg:y1="0.635cm" svg:x2="1.143cm" svg:y2="2.032cm">
          <text:p/>
        </draw:line>
        <draw:custom-shape draw:style-name="gr3" draw:text-style-name="P1" draw:layer="layout" svg:width="0.127cm" svg:height="0.127cm" svg:x="0.508cm" svg:y="0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27cm" svg:height="0.127cm" svg:x="0.508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127cm" svg:height="0.127cm" svg:x="0.508cm" svg:y="1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27cm" fo:page-height="2.6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01-06T20:00:51.896672447</meta:creation-date>
    <dc:date>2014-01-06T20:08:46.339140607</dc:date>
    <dc:creator>Stephen Warren</dc:creator>
    <meta:editing-duration>P0D</meta:editing-duration>
    <meta:editing-cycles>1</meta:editing-cycles>
    <meta:document-statistic meta:object-count="9"/>
    <meta:generator>LibreOffice/4.1.3.2$Linux_X86_64 LibreOffice_project/410m0$Build-2</meta:generator>
  </office:meta>
</office:document-meta>
</file>